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font-size="36pt" fo:font-weight="bold" style:font-size-asian="36pt" style:font-weight-asian="bold" style:font-size-complex="36pt"/>
    </style:style>
    <style:style style:name="T3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6"><text:span text:style-name="T1">Bestehend aus folgenden Veranstaltungen:</text:span></text:p><text:p text:style-name="P6">Prototyping interaktiver Medien-Apps und Games</text:p><text:p text:style-name="P6">Gamedesign Workshop</text:p><text:p text:style-name="P6">3D Character Production</text:p><text:p text:style-name="P6">Bachelorarbeit „Shadersystem für die Game-Engine FUDGE“</text:p><text:p text:style-name="P6"/><text:p text:style-name="P6"/><text:p text:style-name="P6"/><text:p text:style-name="P6">Erfolgreich absolviert von:</text:p><text:p text:style-name="P7">Luis Keck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2"><text:tab/><text:tab/><text:tab/></text:span><text:span text:style-name="T3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33:11.57</dc:date>
    <meta:print-date>2018-10-20T07:43:00Z</meta:print-date>
    <meta:editing-cycles>5</meta:editing-cycles>
    <meta:editing-duration>PT18H8M13S</meta:editing-duration>
    <meta:document-statistic meta:table-count="0" meta:image-count="0" meta:object-count="0" meta:page-count="1" meta:paragraph-count="14" meta:word-count="43" meta:character-count="396"/>
    <meta:template xlink:type="simple" xlink:actuate="onRequest" xlink:title="" xlink:href="../../../../../../Downloads/ElkeScherffius.odt/Normal.dotm"/>
  </office:meta>
</office:document-meta>
</file>